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01625cm" style:use-optimal-column-width="true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0)),ISBLANK(B10)))" style:apply-style-name="cf1" style:base-cell-address="Data_Sheet.B10"/>
      <style:map style:condition="is-true-formula(msoxl:AND(NOT(ISBLANK($A10)),ISBLANK(B10)))" style:apply-style-name="cf1" style:base-cell-address="Data_Sheet.B10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9)),ISBLANK(C9)))" style:apply-style-name="cf1" style:base-cell-address="Data_Sheet.C9"/>
      <style:map style:condition="is-true-formula(msoxl:AND(NOT(ISBLANK(A9)),ISBLANK(C9)))" style:apply-style-name="cf1" style:base-cell-address="Data_Sheet.C9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0)),ISBLANK(C10)))" style:apply-style-name="cf1" style:base-cell-address="Data_Sheet.C10"/>
      <style:map style:condition="is-true-formula(msoxl:AND(NOT(ISBLANK(A10)),ISBLANK(C10)))" style:apply-style-name="cf1" style:base-cell-address="Data_Sheet.C10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2)),ISBLANK(B12)))" style:apply-style-name="cf1" style:base-cell-address="Data_Sheet.B12"/>
      <style:map style:condition="is-true-formula(msoxl:AND(NOT(ISBLANK($A12)),ISBLANK(B12)))" style:apply-style-name="cf1" style:base-cell-address="Data_Sheet.B12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1)),ISBLANK(B11)))" style:apply-style-name="cf1" style:base-cell-address="Data_Sheet.B11"/>
      <style:map style:condition="is-true-formula(msoxl:AND(NOT(ISBLANK($A11)),ISBLANK(B11)))" style:apply-style-name="cf1" style:base-cell-address="Data_Sheet.B11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1)),ISBLANK(C11)))" style:apply-style-name="cf1" style:base-cell-address="Data_Sheet.C11"/>
      <style:map style:condition="is-true-formula(msoxl:AND(NOT(ISBLANK(A11)),ISBLANK(C11)))" style:apply-style-name="cf1" style:base-cell-address="Data_Sheet.C11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2)),ISBLANK(C12)))" style:apply-style-name="cf1" style:base-cell-address="Data_Sheet.C12"/>
      <style:map style:condition="is-true-formula(msoxl:AND(NOT(ISBLANK(A12)),ISBLANK(C12)))" style:apply-style-name="cf1" style:base-cell-address="Data_Sheet.C12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3)),ISBLANK(D13)))" style:apply-style-name="cf1" style:base-cell-address="Data_Sheet.D13"/>
      <style:map style:condition="is-true-formula(msoxl:AND(NOT(ISBLANK(E13)),ISBLANK(D13)))" style:apply-style-name="cf1" style:base-cell-address="Data_Sheet.D13"/>
      <style:map style:condition="is-true-formula(msoxl:AND(NOT(ISBLANK(E13)),ISBLANK(D13)))" style:apply-style-name="cf1" style:base-cell-address="Data_Sheet.D13"/>
      <style:map style:condition="is-true-formula(msoxl:AND(NOT(ISBLANK(E13)),ISBLANK(D13)))" style:apply-style-name="cf1" style:base-cell-address="Data_Sheet.D13"/>
      <style:map style:condition="is-true-formula(msoxl:AND(NOT(ISBLANK(E13)),ISBLANK(D13)))" style:apply-style-name="cf1" style:base-cell-address="Data_Sheet.D13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7)),ISBLANK(E7)))" style:apply-style-name="cf1" style:base-cell-address="Data_Sheet.E7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F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3)),ISBLANK(E13)))" style:apply-style-name="cf1" style:base-cell-address="Data_Sheet.E13"/>
      <style:map style:condition="is-true-formula(msoxl:AND(NOT(ISBLANK(D13)),ISBLANK(E13)))" style:apply-style-name="cf1" style:base-cell-address="Data_Sheet.E13"/>
      <style:map style:condition="is-true-formula(msoxl:AND(NOT(ISBLANK(D13)),ISBLANK(E13)))" style:apply-style-name="cf1" style:base-cell-address="Data_Sheet.E13"/>
      <style:map style:condition="is-true-formula(msoxl:AND(NOT(ISBLANK(D13)),ISBLANK(E13)))" style:apply-style-name="cf1" style:base-cell-address="Data_Sheet.E13"/>
      <style:map style:condition="is-true-formula(msoxl:AND(NOT(ISBLANK(D13)),ISBLANK(E13)))" style:apply-style-name="cf1" style:base-cell-address="Data_Sheet.E13"/>
      <style:map style:condition="is-true-formula(msoxl:AND(NOT(ISBLANK(D13)),ISBLANK(E13)))" style:apply-style-name="cf1" style:base-cell-address="Data_Sheet.E13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3)),ISBLANK(F13)))" style:apply-style-name="cf1" style:base-cell-address="Data_Sheet.F13"/>
      <style:map style:condition="is-true-formula(msoxl:AND(NOT(ISBLANK(G13)),ISBLANK(F13)))" style:apply-style-name="cf1" style:base-cell-address="Data_Sheet.F13"/>
      <style:map style:condition="is-true-formula(msoxl:AND(NOT(ISBLANK(G13)),ISBLANK(F13)))" style:apply-style-name="cf1" style:base-cell-address="Data_Sheet.F13"/>
      <style:map style:condition="is-true-formula(msoxl:AND(NOT(ISBLANK(G13)),ISBLANK(F13)))" style:apply-style-name="cf1" style:base-cell-address="Data_Sheet.F13"/>
      <style:map style:condition="is-true-formula(msoxl:AND(NOT(ISBLANK(G13)),ISBLANK(F13)))" style:apply-style-name="cf1" style:base-cell-address="Data_Sheet.F13"/>
      <style:map style:condition="is-true-formula(msoxl:AND(NOT(ISBLANK(G13)),ISBLANK(F13)))" style:apply-style-name="cf1" style:base-cell-address="Data_Sheet.F13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H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3)),ISBLANK(G13)))" style:apply-style-name="cf1" style:base-cell-address="Data_Sheet.G13"/>
      <style:map style:condition="is-true-formula(msoxl:AND(NOT(ISBLANK(F13)),ISBLANK(G13)))" style:apply-style-name="cf1" style:base-cell-address="Data_Sheet.G13"/>
      <style:map style:condition="is-true-formula(msoxl:AND(NOT(ISBLANK(F13)),ISBLANK(G13)))" style:apply-style-name="cf1" style:base-cell-address="Data_Sheet.G13"/>
      <style:map style:condition="is-true-formula(msoxl:AND(NOT(ISBLANK(F13)),ISBLANK(G13)))" style:apply-style-name="cf1" style:base-cell-address="Data_Sheet.G13"/>
      <style:map style:condition="is-true-formula(msoxl:AND(NOT(ISBLANK(F13)),ISBLANK(G13)))" style:apply-style-name="cf1" style:base-cell-address="Data_Sheet.G13"/>
      <style:map style:condition="is-true-formula(msoxl:AND(NOT(ISBLANK(F13)),ISBLANK(G13)))" style:apply-style-name="cf1" style:base-cell-address="Data_Sheet.G13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3)),ISBLANK(H13)))" style:apply-style-name="cf1" style:base-cell-address="Data_Sheet.H13"/>
      <style:map style:condition="is-true-formula(msoxl:AND(NOT(ISBLANK(I13)),ISBLANK(H13)))" style:apply-style-name="cf1" style:base-cell-address="Data_Sheet.H13"/>
      <style:map style:condition="is-true-formula(msoxl:AND(NOT(ISBLANK(I13)),ISBLANK(H13)))" style:apply-style-name="cf1" style:base-cell-address="Data_Sheet.H13"/>
      <style:map style:condition="is-true-formula(msoxl:AND(NOT(ISBLANK(I13)),ISBLANK(H13)))" style:apply-style-name="cf1" style:base-cell-address="Data_Sheet.H13"/>
      <style:map style:condition="is-true-formula(msoxl:AND(NOT(ISBLANK(I13)),ISBLANK(H13)))" style:apply-style-name="cf1" style:base-cell-address="Data_Sheet.H13"/>
      <style:map style:condition="is-true-formula(msoxl:AND(NOT(ISBLANK(I13)),ISBLANK(H13)))" style:apply-style-name="cf1" style:base-cell-address="Data_Sheet.H13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J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3)),ISBLANK(I13)))" style:apply-style-name="cf1" style:base-cell-address="Data_Sheet.I13"/>
      <style:map style:condition="is-true-formula(msoxl:AND(NOT(ISBLANK(H13)),ISBLANK(I13)))" style:apply-style-name="cf1" style:base-cell-address="Data_Sheet.I13"/>
      <style:map style:condition="is-true-formula(msoxl:AND(NOT(ISBLANK(H13)),ISBLANK(I13)))" style:apply-style-name="cf1" style:base-cell-address="Data_Sheet.I13"/>
      <style:map style:condition="is-true-formula(msoxl:AND(NOT(ISBLANK(H13)),ISBLANK(I13)))" style:apply-style-name="cf1" style:base-cell-address="Data_Sheet.I13"/>
      <style:map style:condition="is-true-formula(msoxl:AND(NOT(ISBLANK(H13)),ISBLANK(I13)))" style:apply-style-name="cf1" style:base-cell-address="Data_Sheet.I13"/>
      <style:map style:condition="is-true-formula(msoxl:AND(NOT(ISBLANK(H13)),ISBLANK(I13)))" style:apply-style-name="cf1" style:base-cell-address="Data_Sheet.I13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3)),ISBLANK(J13)))" style:apply-style-name="cf1" style:base-cell-address="Data_Sheet.J13"/>
      <style:map style:condition="is-true-formula(msoxl:AND(NOT(ISBLANK(K13)),ISBLANK(J13)))" style:apply-style-name="cf1" style:base-cell-address="Data_Sheet.J13"/>
      <style:map style:condition="is-true-formula(msoxl:AND(NOT(ISBLANK(K13)),ISBLANK(J13)))" style:apply-style-name="cf1" style:base-cell-address="Data_Sheet.J13"/>
      <style:map style:condition="is-true-formula(msoxl:AND(NOT(ISBLANK(K13)),ISBLANK(J13)))" style:apply-style-name="cf1" style:base-cell-address="Data_Sheet.J13"/>
      <style:map style:condition="is-true-formula(msoxl:AND(NOT(ISBLANK(K13)),ISBLANK(J13)))" style:apply-style-name="cf1" style:base-cell-address="Data_Sheet.J13"/>
      <style:map style:condition="is-true-formula(msoxl:AND(NOT(ISBLANK(K13)),ISBLANK(J13)))" style:apply-style-name="cf1" style:base-cell-address="Data_Sheet.J13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D4)),ISBLANK(E4)))" style:apply-style-name="cf1" style:base-cell-address="Data_Sheet.E4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E4)),ISBLANK(D4)))" style:apply-style-name="cf1" style:base-cell-address="Data_Sheet.D4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3)),ISBLANK(K13)))" style:apply-style-name="cf1" style:base-cell-address="Data_Sheet.K13"/>
      <style:map style:condition="is-true-formula(msoxl:AND(NOT(ISBLANK(J13)),ISBLANK(K13)))" style:apply-style-name="cf1" style:base-cell-address="Data_Sheet.K13"/>
      <style:map style:condition="is-true-formula(msoxl:AND(NOT(ISBLANK(J13)),ISBLANK(K13)))" style:apply-style-name="cf1" style:base-cell-address="Data_Sheet.K13"/>
      <style:map style:condition="is-true-formula(msoxl:AND(NOT(ISBLANK(J13)),ISBLANK(K13)))" style:apply-style-name="cf1" style:base-cell-address="Data_Sheet.K13"/>
      <style:map style:condition="is-true-formula(msoxl:AND(NOT(ISBLANK(J13)),ISBLANK(K13)))" style:apply-style-name="cf1" style:base-cell-address="Data_Sheet.K13"/>
      <style:map style:condition="is-true-formula(msoxl:AND(NOT(ISBLANK(J13)),ISBLANK(K13)))" style:apply-style-name="cf1" style:base-cell-address="Data_Sheet.K13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3)),ISBLANK(L13)))" style:apply-style-name="cf1" style:base-cell-address="Data_Sheet.L13"/>
      <style:map style:condition="is-true-formula(msoxl:AND(NOT(ISBLANK(M13)),ISBLANK(L13)))" style:apply-style-name="cf1" style:base-cell-address="Data_Sheet.L13"/>
      <style:map style:condition="is-true-formula(msoxl:AND(NOT(ISBLANK(M13)),ISBLANK(L13)))" style:apply-style-name="cf1" style:base-cell-address="Data_Sheet.L13"/>
      <style:map style:condition="is-true-formula(msoxl:AND(NOT(ISBLANK(M13)),ISBLANK(L13)))" style:apply-style-name="cf1" style:base-cell-address="Data_Sheet.L13"/>
      <style:map style:condition="is-true-formula(msoxl:AND(NOT(ISBLANK(M13)),ISBLANK(L13)))" style:apply-style-name="cf1" style:base-cell-address="Data_Sheet.L13"/>
      <style:map style:condition="is-true-formula(msoxl:AND(NOT(ISBLANK(M13)),ISBLANK(L13)))" style:apply-style-name="cf1" style:base-cell-address="Data_Sheet.L13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L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3)),ISBLANK(M13)))" style:apply-style-name="cf1" style:base-cell-address="Data_Sheet.M13"/>
      <style:map style:condition="is-true-formula(msoxl:AND(NOT(ISBLANK(L13)),ISBLANK(M13)))" style:apply-style-name="cf1" style:base-cell-address="Data_Sheet.M13"/>
      <style:map style:condition="is-true-formula(msoxl:AND(NOT(ISBLANK(L13)),ISBLANK(M13)))" style:apply-style-name="cf1" style:base-cell-address="Data_Sheet.M13"/>
      <style:map style:condition="is-true-formula(msoxl:AND(NOT(ISBLANK(L13)),ISBLANK(M13)))" style:apply-style-name="cf1" style:base-cell-address="Data_Sheet.M13"/>
      <style:map style:condition="is-true-formula(msoxl:AND(NOT(ISBLANK(L13)),ISBLANK(M13)))" style:apply-style-name="cf1" style:base-cell-address="Data_Sheet.M13"/>
      <style:map style:condition="is-true-formula(msoxl:AND(NOT(ISBLANK(L13)),ISBLANK(M13)))" style:apply-style-name="cf1" style:base-cell-address="Data_Sheet.M13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3)),ISBLANK(N13)))" style:apply-style-name="cf1" style:base-cell-address="Data_Sheet.N13"/>
      <style:map style:condition="is-true-formula(msoxl:AND(NOT(ISBLANK(O13)),ISBLANK(N13)))" style:apply-style-name="cf1" style:base-cell-address="Data_Sheet.N13"/>
      <style:map style:condition="is-true-formula(msoxl:AND(NOT(ISBLANK(O13)),ISBLANK(N13)))" style:apply-style-name="cf1" style:base-cell-address="Data_Sheet.N13"/>
      <style:map style:condition="is-true-formula(msoxl:AND(NOT(ISBLANK(O13)),ISBLANK(N13)))" style:apply-style-name="cf1" style:base-cell-address="Data_Sheet.N13"/>
      <style:map style:condition="is-true-formula(msoxl:AND(NOT(ISBLANK(O13)),ISBLANK(N13)))" style:apply-style-name="cf1" style:base-cell-address="Data_Sheet.N13"/>
      <style:map style:condition="is-true-formula(msoxl:AND(NOT(ISBLANK(O13)),ISBLANK(N13)))" style:apply-style-name="cf1" style:base-cell-address="Data_Sheet.N13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N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13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13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14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</style:style>
    <style:style style:name="ce14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12)),ISBLANK(Q12)))" style:apply-style-name="cf1" style:base-cell-address="Data_Sheet.Q12"/>
      <style:map style:condition="is-true-formula(msoxl:AND(NOT(ISBLANK(P12)),ISBLANK(Q12)))" style:apply-style-name="cf1" style:base-cell-address="Data_Sheet.Q12"/>
      <style:map style:condition="is-true-formula(msoxl:AND(NOT(ISBLANK(P12)),ISBLANK(Q12)))" style:apply-style-name="cf1" style:base-cell-address="Data_Sheet.Q12"/>
    </style:style>
    <style:style style:name="ce14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3)),ISBLANK(O13)))" style:apply-style-name="cf1" style:base-cell-address="Data_Sheet.O13"/>
      <style:map style:condition="is-true-formula(msoxl:AND(NOT(ISBLANK(N13)),ISBLANK(O13)))" style:apply-style-name="cf1" style:base-cell-address="Data_Sheet.O13"/>
      <style:map style:condition="is-true-formula(msoxl:AND(NOT(ISBLANK(N13)),ISBLANK(O13)))" style:apply-style-name="cf1" style:base-cell-address="Data_Sheet.O13"/>
      <style:map style:condition="is-true-formula(msoxl:AND(NOT(ISBLANK(N13)),ISBLANK(O13)))" style:apply-style-name="cf1" style:base-cell-address="Data_Sheet.O13"/>
      <style:map style:condition="is-true-formula(msoxl:AND(NOT(ISBLANK(N13)),ISBLANK(O13)))" style:apply-style-name="cf1" style:base-cell-address="Data_Sheet.O13"/>
      <style:map style:condition="is-true-formula(msoxl:AND(NOT(ISBLANK(N13)),ISBLANK(O13)))" style:apply-style-name="cf1" style:base-cell-address="Data_Sheet.O13"/>
    </style:style>
    <style:style style:name="ce14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11)),ISBLANK(Q11)))" style:apply-style-name="cf1" style:base-cell-address="Data_Sheet.Q11"/>
      <style:map style:condition="is-true-formula(msoxl:AND(NOT(ISBLANK(P11)),ISBLANK(Q11)))" style:apply-style-name="cf1" style:base-cell-address="Data_Sheet.Q11"/>
      <style:map style:condition="is-true-formula(msoxl:AND(NOT(ISBLANK(P11)),ISBLANK(Q11)))" style:apply-style-name="cf1" style:base-cell-address="Data_Sheet.Q11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7)),ISBLANK(O7)))" style:apply-style-name="cf1" style:base-cell-address="Data_Sheet.O7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15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15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7)),ISBLANK(R7)))" style:apply-style-name="cf1" style:base-cell-address="Data_Sheet.R7"/>
      <style:map style:condition="is-true-formula(msoxl:AND(NOT(ISBLANK(S8)),ISBLANK(R8)))" style:apply-style-name="cf1" style:base-cell-address="Data_Sheet.R8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P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1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1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1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1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1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1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</style:style>
    <style:style style:name="ce1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3)),ISBLANK(R13)))" style:apply-style-name="cf1" style:base-cell-address="Data_Sheet.R13"/>
      <style:map style:condition="is-true-formula(msoxl:AND(NOT(ISBLANK(S13)),ISBLANK(R13)))" style:apply-style-name="cf1" style:base-cell-address="Data_Sheet.R13"/>
      <style:map style:condition="is-true-formula(msoxl:AND(NOT(ISBLANK(S13)),ISBLANK(R13)))" style:apply-style-name="cf1" style:base-cell-address="Data_Sheet.R13"/>
      <style:map style:condition="is-true-formula(msoxl:AND(NOT(ISBLANK(S13)),ISBLANK(R13)))" style:apply-style-name="cf1" style:base-cell-address="Data_Sheet.R13"/>
      <style:map style:condition="is-true-formula(msoxl:AND(NOT(ISBLANK(S13)),ISBLANK(R13)))" style:apply-style-name="cf1" style:base-cell-address="Data_Sheet.R13"/>
    </style:style>
    <style:style style:name="ce1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</style:style>
    <style:style style:name="ce1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</style:style>
    <style:style style:name="ce1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</style:style>
    <style:style style:name="ce1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3)),ISBLANK(S13)))" style:apply-style-name="cf1" style:base-cell-address="Data_Sheet.S13"/>
      <style:map style:condition="is-true-formula(msoxl:AND(NOT(ISBLANK(R13)),ISBLANK(S13)))" style:apply-style-name="cf1" style:base-cell-address="Data_Sheet.S13"/>
      <style:map style:condition="is-true-formula(msoxl:AND(NOT(ISBLANK(R13)),ISBLANK(S13)))" style:apply-style-name="cf1" style:base-cell-address="Data_Sheet.S13"/>
      <style:map style:condition="is-true-formula(msoxl:AND(NOT(ISBLANK(R13)),ISBLANK(S13)))" style:apply-style-name="cf1" style:base-cell-address="Data_Sheet.S13"/>
      <style:map style:condition="is-true-formula(msoxl:AND(NOT(ISBLANK(R13)),ISBLANK(S13)))" style:apply-style-name="cf1" style:base-cell-address="Data_Sheet.S13"/>
    </style:style>
    <style:style style:name="ce1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9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9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9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9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9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9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19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20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</style:style>
    <style:style style:name="ce20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</style:style>
    <style:style style:name="ce2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2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2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</style:style>
    <style:style style:name="ce2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2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2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2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2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2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2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2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2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2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2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2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2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2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7)),ISBLANK(T7)))" style:apply-style-name="cf1" style:base-cell-address="Data_Sheet.T7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2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22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</style:style>
    <style:style style:name="ce22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</style:style>
    <style:style style:name="ce22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11)),ISBLANK(AC11)))" style:apply-style-name="cf1" style:base-cell-address="Data_Sheet.AC11"/>
      <style:map style:condition="is-true-formula(msoxl:AND(NOT(ISBLANK(AB11)),ISBLANK(AC11)))" style:apply-style-name="cf1" style:base-cell-address="Data_Sheet.AC11"/>
      <style:map style:condition="is-true-formula(msoxl:AND(NOT(ISBLANK(AB11)),ISBLANK(AC11)))" style:apply-style-name="cf1" style:base-cell-address="Data_Sheet.AC11"/>
    </style:style>
    <style:style style:name="ce22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11)),ISBLANK(AA11)))" style:apply-style-name="cf1" style:base-cell-address="Data_Sheet.AA11"/>
      <style:map style:condition="is-true-formula(msoxl:AND(NOT(ISBLANK(Z11)),ISBLANK(AA11)))" style:apply-style-name="cf1" style:base-cell-address="Data_Sheet.AA11"/>
      <style:map style:condition="is-true-formula(msoxl:AND(NOT(ISBLANK(Z11)),ISBLANK(AA11)))" style:apply-style-name="cf1" style:base-cell-address="Data_Sheet.AA11"/>
    </style:style>
    <style:style style:name="ce22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12)),ISBLANK(AC12)))" style:apply-style-name="cf1" style:base-cell-address="Data_Sheet.AC12"/>
      <style:map style:condition="is-true-formula(msoxl:AND(NOT(ISBLANK(AB12)),ISBLANK(AC12)))" style:apply-style-name="cf1" style:base-cell-address="Data_Sheet.AC12"/>
      <style:map style:condition="is-true-formula(msoxl:AND(NOT(ISBLANK(AB12)),ISBLANK(AC12)))" style:apply-style-name="cf1" style:base-cell-address="Data_Sheet.AC12"/>
    </style:style>
    <style:style style:name="ce22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12)),ISBLANK(AA12)))" style:apply-style-name="cf1" style:base-cell-address="Data_Sheet.AA12"/>
      <style:map style:condition="is-true-formula(msoxl:AND(NOT(ISBLANK(Z12)),ISBLANK(AA12)))" style:apply-style-name="cf1" style:base-cell-address="Data_Sheet.AA12"/>
      <style:map style:condition="is-true-formula(msoxl:AND(NOT(ISBLANK(Z12)),ISBLANK(AA12)))" style:apply-style-name="cf1" style:base-cell-address="Data_Sheet.AA12"/>
    </style:style>
    <style:style style:name="ce2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2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</style:style>
    <style:style style:name="ce2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</style:style>
    <style:style style:name="ce2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</style:style>
    <style:style style:name="ce2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2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2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</style:style>
    <style:style style:name="ce2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2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</style:style>
    <style:style style:name="ce2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2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</style:style>
    <style:style style:name="ce2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2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</style:style>
    <style:style style:name="ce2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2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2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</style:style>
    <style:style style:name="ce2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</style:style>
    <style:style style:name="ce2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</style:style>
    <style:style style:name="ce2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3)),ISBLANK(T13)))" style:apply-style-name="cf1" style:base-cell-address="Data_Sheet.T13"/>
      <style:map style:condition="is-true-formula(msoxl:AND(NOT(ISBLANK(U13)),ISBLANK(T13)))" style:apply-style-name="cf1" style:base-cell-address="Data_Sheet.T13"/>
      <style:map style:condition="is-true-formula(msoxl:AND(NOT(ISBLANK(U13)),ISBLANK(T13)))" style:apply-style-name="cf1" style:base-cell-address="Data_Sheet.T13"/>
      <style:map style:condition="is-true-formula(msoxl:AND(NOT(ISBLANK(U13)),ISBLANK(T13)))" style:apply-style-name="cf1" style:base-cell-address="Data_Sheet.T13"/>
      <style:map style:condition="is-true-formula(msoxl:AND(NOT(ISBLANK(U13)),ISBLANK(T13)))" style:apply-style-name="cf1" style:base-cell-address="Data_Sheet.T13"/>
    </style:style>
    <style:style style:name="ce2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3)),ISBLANK(U13)))" style:apply-style-name="cf1" style:base-cell-address="Data_Sheet.U13"/>
      <style:map style:condition="is-true-formula(msoxl:AND(NOT(ISBLANK(T13)),ISBLANK(U13)))" style:apply-style-name="cf1" style:base-cell-address="Data_Sheet.U13"/>
      <style:map style:condition="is-true-formula(msoxl:AND(NOT(ISBLANK(T13)),ISBLANK(U13)))" style:apply-style-name="cf1" style:base-cell-address="Data_Sheet.U13"/>
      <style:map style:condition="is-true-formula(msoxl:AND(NOT(ISBLANK(T13)),ISBLANK(U13)))" style:apply-style-name="cf1" style:base-cell-address="Data_Sheet.U13"/>
      <style:map style:condition="is-true-formula(msoxl:AND(NOT(ISBLANK(T13)),ISBLANK(U13)))" style:apply-style-name="cf1" style:base-cell-address="Data_Sheet.U13"/>
    </style:style>
    <style:style style:name="ce2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</style:style>
    <style:style style:name="ce2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</style:style>
    <style:style style:name="ce2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</style:style>
    <style:style style:name="ce2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</style:style>
    <style:style style:name="ce2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</style:style>
    <style:style style:name="ce2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3)),ISBLANK(Y13)))" style:apply-style-name="cf1" style:base-cell-address="Data_Sheet.Y13"/>
      <style:map style:condition="is-true-formula(msoxl:AND(NOT(ISBLANK(X13)),ISBLANK(Y13)))" style:apply-style-name="cf1" style:base-cell-address="Data_Sheet.Y13"/>
      <style:map style:condition="is-true-formula(msoxl:AND(NOT(ISBLANK(X13)),ISBLANK(Y13)))" style:apply-style-name="cf1" style:base-cell-address="Data_Sheet.Y13"/>
      <style:map style:condition="is-true-formula(msoxl:AND(NOT(ISBLANK(X13)),ISBLANK(Y13)))" style:apply-style-name="cf1" style:base-cell-address="Data_Sheet.Y13"/>
      <style:map style:condition="is-true-formula(msoxl:AND(NOT(ISBLANK(X13)),ISBLANK(Y13)))" style:apply-style-name="cf1" style:base-cell-address="Data_Sheet.Y13"/>
    </style:style>
    <style:style style:name="ce2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</style:style>
    <style:style style:name="ce2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3)),ISBLANK(X13)))" style:apply-style-name="cf1" style:base-cell-address="Data_Sheet.X13"/>
      <style:map style:condition="is-true-formula(msoxl:AND(NOT(ISBLANK(Y13)),ISBLANK(X13)))" style:apply-style-name="cf1" style:base-cell-address="Data_Sheet.X13"/>
      <style:map style:condition="is-true-formula(msoxl:AND(NOT(ISBLANK(Y13)),ISBLANK(X13)))" style:apply-style-name="cf1" style:base-cell-address="Data_Sheet.X13"/>
      <style:map style:condition="is-true-formula(msoxl:AND(NOT(ISBLANK(Y13)),ISBLANK(X13)))" style:apply-style-name="cf1" style:base-cell-address="Data_Sheet.X13"/>
      <style:map style:condition="is-true-formula(msoxl:AND(NOT(ISBLANK(Y13)),ISBLANK(X13)))" style:apply-style-name="cf1" style:base-cell-address="Data_Sheet.X13"/>
    </style:style>
    <style:style style:name="ce2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3)),ISBLANK(V13)))" style:apply-style-name="cf1" style:base-cell-address="Data_Sheet.V13"/>
      <style:map style:condition="is-true-formula(msoxl:AND(NOT(ISBLANK(W13)),ISBLANK(V13)))" style:apply-style-name="cf1" style:base-cell-address="Data_Sheet.V13"/>
      <style:map style:condition="is-true-formula(msoxl:AND(NOT(ISBLANK(W13)),ISBLANK(V13)))" style:apply-style-name="cf1" style:base-cell-address="Data_Sheet.V13"/>
      <style:map style:condition="is-true-formula(msoxl:AND(NOT(ISBLANK(W13)),ISBLANK(V13)))" style:apply-style-name="cf1" style:base-cell-address="Data_Sheet.V13"/>
      <style:map style:condition="is-true-formula(msoxl:AND(NOT(ISBLANK(W13)),ISBLANK(V13)))" style:apply-style-name="cf1" style:base-cell-address="Data_Sheet.V13"/>
    </style:style>
    <style:style style:name="ce2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</style:style>
    <style:style style:name="ce2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</style:style>
    <style:style style:name="ce2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3)),ISBLANK(W13)))" style:apply-style-name="cf1" style:base-cell-address="Data_Sheet.W13"/>
      <style:map style:condition="is-true-formula(msoxl:AND(NOT(ISBLANK(V13)),ISBLANK(W13)))" style:apply-style-name="cf1" style:base-cell-address="Data_Sheet.W13"/>
      <style:map style:condition="is-true-formula(msoxl:AND(NOT(ISBLANK(V13)),ISBLANK(W13)))" style:apply-style-name="cf1" style:base-cell-address="Data_Sheet.W13"/>
      <style:map style:condition="is-true-formula(msoxl:AND(NOT(ISBLANK(V13)),ISBLANK(W13)))" style:apply-style-name="cf1" style:base-cell-address="Data_Sheet.W13"/>
      <style:map style:condition="is-true-formula(msoxl:AND(NOT(ISBLANK(V13)),ISBLANK(W13)))" style:apply-style-name="cf1" style:base-cell-address="Data_Sheet.W13"/>
    </style:style>
    <style:style style:name="ce2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</style:style>
    <style:style style:name="ce2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text:s/></text:p>
          </table:table-cell>
          <table:table-cell office:value-type="string" table:style-name="ce26">
            <text:p>Ministerial Department</text:p>
          </table:table-cell>
          <table:table-cell office:value-type="string" table:style-name="ce29">
            <text:p>Home Office</text:p>
          </table:table-cell>
          <table:table-cell office:value-type="float" office:value="2008" table:style-name="ce35">
            <text:p>2,008</text:p>
          </table:table-cell>
          <table:table-cell office:value-type="float" office:value="1895.73" table:style-name="ce51">
            <text:p>1,896</text:p>
          </table:table-cell>
          <table:table-cell office:value-type="float" office:value="5350" table:style-name="ce52">
            <text:p>5,350</text:p>
          </table:table-cell>
          <table:table-cell office:value-type="float" office:value="5084.1099999999997" table:style-name="ce55">
            <text:p>5,084</text:p>
          </table:table-cell>
          <table:table-cell office:value-type="float" office:value="2656" table:style-name="ce74">
            <text:p>2,656</text:p>
          </table:table-cell>
          <table:table-cell office:value-type="float" office:value="2563.2600000000002" table:style-name="ce76">
            <text:p>2,563</text:p>
          </table:table-cell>
          <table:table-cell office:value-type="float" office:value="1186" table:style-name="ce77">
            <text:p>1,186</text:p>
          </table:table-cell>
          <table:table-cell office:value-type="float" office:value="1152.68" table:style-name="ce103">
            <text:p>1,153</text:p>
          </table:table-cell>
          <table:table-cell office:value-type="float" office:value="152" table:style-name="ce105">
            <text:p>152</text:p>
          </table:table-cell>
          <table:table-cell office:value-type="float" office:value="151.15" table:style-name="ce134">
            <text:p>151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11352" table:content-validation-name="val3" table:style-name="ce139">
            <text:p>11,352</text:p>
          </table:table-cell>
          <table:table-cell office:value-type="float" office:value="10846.93" table:content-validation-name="val3" table:style-name="ce138">
            <text:p>10,847</text:p>
          </table:table-cell>
          <table:table-cell office:value-type="float" office:value="566" table:style-name="ce163">
            <text:p>566</text:p>
          </table:table-cell>
          <table:table-cell office:value-type="float" office:value="564.12" table:style-name="ce166">
            <text:p>564</text:p>
          </table:table-cell>
          <table:table-cell table:style-name="ce184"/>
          <table:table-cell table:style-name="ce185"/>
          <table:table-cell table:style-name="ce188"/>
          <table:table-cell table:style-name="ce176"/>
          <table:table-cell table:style-name="ce178"/>
          <table:table-cell table:style-name="ce179"/>
          <table:table-cell office:value-type="float" office:value="566" table:style-name="ce193">
            <text:p>566</text:p>
          </table:table-cell>
          <table:table-cell office:value-type="float" office:value="564.12" table:style-name="ce197">
            <text:p>564</text:p>
          </table:table-cell>
          <table:table-cell office:value-type="float" office:value="11918" table:content-validation-name="val3" table:style-name="ce194">
            <text:p>11,918</text:p>
          </table:table-cell>
          <table:table-cell office:value-type="float" office:value="11411.050000000001" table:content-validation-name="val3" table:style-name="ce195">
            <text:p>11,411</text:p>
          </table:table-cell>
          <table:table-cell office:value-type="currency" office:value="27586000" table:content-validation-name="val2" table:style-name="ce9">
            <text:p>£27,586,000.00</text:p>
          </table:table-cell>
          <table:table-cell office:value-type="currency" office:value="7148000" table:content-validation-name="val2" table:style-name="ce9">
            <text:p>£7,148,000.00</text:p>
          </table:table-cell>
          <table:table-cell office:value-type="currency" office:value="2000" table:content-validation-name="val2" table:style-name="ce9">
            <text:p>£2,000.00</text:p>
          </table:table-cell>
          <table:table-cell office:value-type="currency" office:value="96000" table:content-validation-name="val2" table:style-name="ce9">
            <text:p>£96,000.00</text:p>
          </table:table-cell>
          <table:table-cell office:value-type="currency" office:value="6716000" table:content-validation-name="val2" table:style-name="ce9">
            <text:p>£6,716,000.00</text:p>
          </table:table-cell>
          <table:table-cell office:value-type="currency" office:value="2985000" table:content-validation-name="val2" table:style-name="ce9">
            <text:p>£2,985,000.00</text:p>
          </table:table-cell>
          <table:table-cell office:value-type="currency" office:value="44533000" table:style-name="ce10">
            <text:p>£44,533,000.00</text:p>
          </table:table-cell>
          <table:table-cell office:value-type="currency" office:value="2646000" table:content-validation-name="val2" table:style-name="ce11">
            <text:p>£2,646,000.00</text:p>
          </table:table-cell>
          <table:table-cell office:value-type="currency" office:value="1493000" table:content-validation-name="val2" table:style-name="ce11">
            <text:p>£1,493,000.00</text:p>
          </table:table-cell>
          <table:table-cell office:value-type="currency" office:value="4139000" table:style-name="ce10">
            <text:p>£4,139,000.00</text:p>
          </table:table-cell>
          <table:table-cell office:value-type="currency" office:value="48672000" table:style-name="ce12">
            <text:p>£48,672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dentity &amp; Passport Service</text:p>
          </table:table-cell>
          <table:table-cell office:value-type="string" table:style-name="ce26">
            <text:p>Executive Agency</text:p>
          </table:table-cell>
          <table:table-cell office:value-type="string" table:style-name="ce29">
            <text:p>Home Office</text:p>
          </table:table-cell>
          <table:table-cell office:value-type="float" office:value="2064" table:style-name="ce37">
            <text:p>2,064</text:p>
          </table:table-cell>
          <table:table-cell office:value-type="float" office:value="1791.51" table:style-name="ce38">
            <text:p>1,792</text:p>
          </table:table-cell>
          <table:table-cell office:value-type="float" office:value="817" table:style-name="ce53">
            <text:p>817</text:p>
          </table:table-cell>
          <table:table-cell office:value-type="float" office:value="732.93" table:style-name="ce54">
            <text:p>733</text:p>
          </table:table-cell>
          <table:table-cell office:value-type="float" office:value="482" table:style-name="ce73">
            <text:p>482</text:p>
          </table:table-cell>
          <table:table-cell office:value-type="float" office:value="472.56" table:style-name="ce75">
            <text:p>473</text:p>
          </table:table-cell>
          <table:table-cell office:value-type="float" office:value="124" table:style-name="ce78">
            <text:p>124</text:p>
          </table:table-cell>
          <table:table-cell office:value-type="float" office:value="123.24" table:style-name="ce104">
            <text:p>123</text:p>
          </table:table-cell>
          <table:table-cell office:value-type="float" office:value="13" table:style-name="ce106">
            <text:p>13</text:p>
          </table:table-cell>
          <table:table-cell office:value-type="float" office:value="12.9" table:style-name="ce132">
            <text:p>13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3500" table:content-validation-name="val3" table:style-name="ce147">
            <text:p>3,500</text:p>
          </table:table-cell>
          <table:table-cell office:value-type="float" office:value="3133.14" table:content-validation-name="val3" table:style-name="ce143">
            <text:p>3,133</text:p>
          </table:table-cell>
          <table:table-cell office:value-type="float" office:value="6" table:style-name="ce164">
            <text:p>6</text:p>
          </table:table-cell>
          <table:table-cell office:value-type="float" office:value="5" table:style-name="ce168">
            <text:p>5</text:p>
          </table:table-cell>
          <table:table-cell table:style-name="ce183"/>
          <table:table-cell table:style-name="ce187"/>
          <table:table-cell table:style-name="ce189"/>
          <table:table-cell table:style-name="ce177"/>
          <table:table-cell table:style-name="ce180"/>
          <table:table-cell table:style-name="ce192"/>
          <table:table-cell office:value-type="float" office:value="6" table:style-name="ce147">
            <text:p>6</text:p>
          </table:table-cell>
          <table:table-cell office:value-type="float" office:value="5" table:style-name="ce143">
            <text:p>5</text:p>
          </table:table-cell>
          <table:table-cell office:value-type="float" office:value="3506" table:content-validation-name="val3" table:style-name="ce198">
            <text:p>3,506</text:p>
          </table:table-cell>
          <table:table-cell office:value-type="float" office:value="3138.14" table:content-validation-name="val3" table:style-name="ce196">
            <text:p>3,138</text:p>
          </table:table-cell>
          <table:table-cell office:value-type="currency" office:value="6427000" table:content-validation-name="val2" table:style-name="ce9">
            <text:p>£6,427,000.00</text:p>
          </table:table-cell>
          <table:table-cell office:value-type="currency" office:value="49000" table:content-validation-name="val2" table:style-name="ce9">
            <text:p>£49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68000" table:content-validation-name="val2" table:style-name="ce9">
            <text:p>£68,000.00</text:p>
          </table:table-cell>
          <table:table-cell office:value-type="currency" office:value="1119000" table:content-validation-name="val2" table:style-name="ce9">
            <text:p>£1,119,000.00</text:p>
          </table:table-cell>
          <table:table-cell office:value-type="currency" office:value="422000" table:content-validation-name="val2" table:style-name="ce9">
            <text:p>£422,000.00</text:p>
          </table:table-cell>
          <table:table-cell office:value-type="currency" office:value="8085000" table:style-name="ce10">
            <text:p>£8,085,000.00</text:p>
          </table:table-cell>
          <table:table-cell office:value-type="currency" office:value="143000" table:content-validation-name="val2" table:style-name="ce11">
            <text:p>£143,000.00</text:p>
          </table:table-cell>
          <table:table-cell office:value-type="currency" office:value="179000" table:content-validation-name="val2" table:style-name="ce11">
            <text:p>£179,000.00</text:p>
          </table:table-cell>
          <table:table-cell office:value-type="currency" office:value="322000" table:style-name="ce10">
            <text:p>£322,000.00</text:p>
          </table:table-cell>
          <table:table-cell office:value-type="currency" office:value="8407000" table:style-name="ce12">
            <text:p>£8,407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UK Border Agency</text:p>
          </table:table-cell>
          <table:table-cell office:value-type="string" table:style-name="ce26">
            <text:p>Executive Agency</text:p>
          </table:table-cell>
          <table:table-cell office:value-type="string" table:style-name="ce29">
            <text:p>Home Office</text:p>
          </table:table-cell>
          <table:table-cell office:value-type="float" office:value="3951" table:style-name="ce56">
            <text:p>3,951</text:p>
          </table:table-cell>
          <table:table-cell office:value-type="float" office:value="3561.33" table:style-name="ce58">
            <text:p>3,561</text:p>
          </table:table-cell>
          <table:table-cell office:value-type="float" office:value="4100" table:style-name="ce59">
            <text:p>4,100</text:p>
          </table:table-cell>
          <table:table-cell office:value-type="float" office:value="3882.95" table:style-name="ce94">
            <text:p>3,883</text:p>
          </table:table-cell>
          <table:table-cell office:value-type="float" office:value="2840" table:style-name="ce97">
            <text:p>2,840</text:p>
          </table:table-cell>
          <table:table-cell office:value-type="float" office:value="2733.55" table:style-name="ce98">
            <text:p>2,734</text:p>
          </table:table-cell>
          <table:table-cell office:value-type="float" office:value="456" table:style-name="ce100">
            <text:p>456</text:p>
          </table:table-cell>
          <table:table-cell office:value-type="float" office:value="446.32" table:style-name="ce102">
            <text:p>446</text:p>
          </table:table-cell>
          <table:table-cell office:value-type="float" office:value="42" table:style-name="ce107">
            <text:p>42</text:p>
          </table:table-cell>
          <table:table-cell office:value-type="float" office:value="41.76" table:style-name="ce133">
            <text:p>42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11389" table:content-validation-name="val3" table:style-name="ce147">
            <text:p>11,389</text:p>
          </table:table-cell>
          <table:table-cell office:value-type="float" office:value="10665.91" table:content-validation-name="val3" table:style-name="ce143">
            <text:p>10,666</text:p>
          </table:table-cell>
          <table:table-cell office:value-type="float" office:value="1216" table:style-name="ce165">
            <text:p>1,216</text:p>
          </table:table-cell>
          <table:table-cell office:value-type="float" office:value="1161.1400000000001" table:style-name="ce167">
            <text:p>1,161</text:p>
          </table:table-cell>
          <table:table-cell table:style-name="ce182"/>
          <table:table-cell table:style-name="ce186"/>
          <table:table-cell table:style-name="ce190"/>
          <table:table-cell table:style-name="ce175"/>
          <table:table-cell table:style-name="ce181"/>
          <table:table-cell table:style-name="ce191"/>
          <table:table-cell office:value-type="float" office:value="1216" table:style-name="ce147">
            <text:p>1,216</text:p>
          </table:table-cell>
          <table:table-cell office:value-type="float" office:value="1161.1400000000001" table:style-name="ce143">
            <text:p>1,161</text:p>
          </table:table-cell>
          <table:table-cell office:value-type="float" office:value="12605" table:content-validation-name="val3" table:style-name="ce198">
            <text:p>12,605</text:p>
          </table:table-cell>
          <table:table-cell office:value-type="float" office:value="11827.05" table:content-validation-name="val3" table:style-name="ce196">
            <text:p>11,827</text:p>
          </table:table-cell>
          <table:table-cell office:value-type="currency" office:value="22741000" table:content-validation-name="val2" table:style-name="ce9">
            <text:p>£22,741,000.00</text:p>
          </table:table-cell>
          <table:table-cell office:value-type="currency" office:value="2718000" table:content-validation-name="val2" table:style-name="ce9">
            <text:p>£2,718,000.00</text:p>
          </table:table-cell>
          <table:table-cell office:value-type="currency" office:value="-1000" table:content-validation-name="val2" table:style-name="ce9">
            <text:p>-£1,000.00</text:p>
          </table:table-cell>
          <table:table-cell office:value-type="currency" office:value="530000" table:content-validation-name="val2" table:style-name="ce9">
            <text:p>£530,000.00</text:p>
          </table:table-cell>
          <table:table-cell office:value-type="currency" office:value="4947000" table:content-validation-name="val2" table:style-name="ce9">
            <text:p>£4,947,000.00</text:p>
          </table:table-cell>
          <table:table-cell office:value-type="currency" office:value="1974000" table:content-validation-name="val2" table:style-name="ce9">
            <text:p>£1,974,000.00</text:p>
          </table:table-cell>
          <table:table-cell office:value-type="currency" office:value="32909000" table:style-name="ce10">
            <text:p>£32,909,000.00</text:p>
          </table:table-cell>
          <table:table-cell office:value-type="currency" office:value="1545000" table:content-validation-name="val2" table:style-name="ce11">
            <text:p>£1,545,000.00</text:p>
          </table:table-cell>
          <table:table-cell office:value-type="currency" office:value="250000" table:content-validation-name="val2" table:style-name="ce11">
            <text:p>£250,000.00</text:p>
          </table:table-cell>
          <table:table-cell office:value-type="currency" office:value="1795000" table:style-name="ce10">
            <text:p>£1,795,000.00</text:p>
          </table:table-cell>
          <table:table-cell office:value-type="currency" office:value="34704000" table:style-name="ce12">
            <text:p>£34,704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Fraud Authority<text:s/></text:p>
          </table:table-cell>
          <table:table-cell office:value-type="string" table:style-name="ce33">
            <text:p>Executive Agency</text:p>
          </table:table-cell>
          <table:table-cell office:value-type="string" table:style-name="ce34">
            <text:p>Home Office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5" table:style-name="ce60">
            <text:p>5</text:p>
          </table:table-cell>
          <table:table-cell office:value-type="float" office:value="5" table:style-name="ce95">
            <text:p>5</text:p>
          </table:table-cell>
          <table:table-cell office:value-type="float" office:value="19" table:style-name="ce96">
            <text:p>19</text:p>
          </table:table-cell>
          <table:table-cell office:value-type="float" office:value="19" table:style-name="ce99">
            <text:p>19</text:p>
          </table:table-cell>
          <table:table-cell office:value-type="float" office:value="19" table:style-name="ce101">
            <text:p>19</text:p>
          </table:table-cell>
          <table:table-cell office:value-type="float" office:value="18.600000000000001" table:style-name="ce119">
            <text:p>19</text:p>
          </table:table-cell>
          <table:table-cell office:value-type="float" office:value="3" table:style-name="ce121">
            <text:p>3</text:p>
          </table:table-cell>
          <table:table-cell office:value-type="float" office:value="3" table:style-name="ce122">
            <text:p>3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46" table:content-validation-name="val3" table:style-name="ce147">
            <text:p>46</text:p>
          </table:table-cell>
          <table:table-cell office:value-type="float" office:value="45.6" table:content-validation-name="val3" table:style-name="ce155">
            <text:p>46</text:p>
          </table:table-cell>
          <table:table-cell office:value-type="float" office:value="0" table:style-name="ce215">
            <text:p>0</text:p>
          </table:table-cell>
          <table:table-cell office:value-type="float" office:value="0" table:style-name="ce216">
            <text:p>0</text:p>
          </table:table-cell>
          <table:table-cell table:style-name="ce219"/>
          <table:table-cell table:style-name="ce206"/>
          <table:table-cell table:style-name="ce208"/>
          <table:table-cell table:style-name="ce209"/>
          <table:table-cell table:style-name="ce213"/>
          <table:table-cell table:style-name="ce211"/>
          <table:table-cell office:value-type="float" office:value="0" table:style-name="ce147">
            <text:p>0</text:p>
          </table:table-cell>
          <table:table-cell office:value-type="float" office:value="0" table:style-name="ce202">
            <text:p>0</text:p>
          </table:table-cell>
          <table:table-cell office:value-type="float" office:value="46" table:content-validation-name="val3" table:style-name="ce198">
            <text:p>46</text:p>
          </table:table-cell>
          <table:table-cell office:value-type="float" office:value="45.6" table:content-validation-name="val3" table:style-name="ce199">
            <text:p>46</text:p>
          </table:table-cell>
          <table:table-cell office:value-type="currency" office:value="209000" table:content-validation-name="val2" table:style-name="ce9">
            <text:p>£209,000.00</text:p>
          </table:table-cell>
          <table:table-cell office:value-type="currency" office:value="-1000" table:content-validation-name="val2" table:style-name="ce9">
            <text:p>-£1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43000" table:content-validation-name="val2" table:style-name="ce9">
            <text:p>£43,000.00</text:p>
          </table:table-cell>
          <table:table-cell office:value-type="currency" office:value="20000" table:content-validation-name="val2" table:style-name="ce9">
            <text:p>£20,000.00</text:p>
          </table:table-cell>
          <table:table-cell office:value-type="currency" office:value="271000" table:style-name="ce10">
            <text:p>£271,000.00</text:p>
          </table:table-cell>
          <table:table-cell office:value-type="currency" office:value="14000" table:content-validation-name="val2" table:style-name="ce11">
            <text:p>£14,000.00</text:p>
          </table:table-cell>
          <table:table-cell office:value-type="currency" office:value="22000" table:content-validation-name="val2" table:style-name="ce11">
            <text:p>£22,000.00</text:p>
          </table:table-cell>
          <table:table-cell office:value-type="currency" office:value="36000" table:style-name="ce10">
            <text:p>£36,000.00</text:p>
          </table:table-cell>
          <table:table-cell office:value-type="currency" office:value="307000" table:style-name="ce12">
            <text:p>£307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285" table:style-name="ce40">
            <text:p>285</text:p>
          </table:table-cell>
          <table:table-cell office:value-type="float" office:value="257.08" table:style-name="ce42">
            <text:p>257</text:p>
          </table:table-cell>
          <table:table-cell office:value-type="float" office:value="190" table:style-name="ce62">
            <text:p>190</text:p>
          </table:table-cell>
          <table:table-cell office:value-type="float" office:value="181.15" table:style-name="ce64">
            <text:p>181</text:p>
          </table:table-cell>
          <table:table-cell office:value-type="float" office:value="261" table:style-name="ce80">
            <text:p>261</text:p>
          </table:table-cell>
          <table:table-cell office:value-type="float" office:value="250.93" table:style-name="ce82">
            <text:p>251</text:p>
          </table:table-cell>
          <table:table-cell office:value-type="float" office:value="34" table:style-name="ce86">
            <text:p>34</text:p>
          </table:table-cell>
          <table:table-cell office:value-type="float" office:value="32.17" table:style-name="ce118">
            <text:p>32</text:p>
          </table:table-cell>
          <table:table-cell office:value-type="float" office:value="6" table:style-name="ce120">
            <text:p>6</text:p>
          </table:table-cell>
          <table:table-cell office:value-type="float" office:value="5.22" table:style-name="ce123">
            <text:p>5</text:p>
          </table:table-cell>
          <table:table-cell office:value-type="float" office:value="8" table:style-name="ce151">
            <text:p>8</text:p>
          </table:table-cell>
          <table:table-cell office:value-type="float" office:value="8" table:style-name="ce152">
            <text:p>8</text:p>
          </table:table-cell>
          <table:table-cell office:value-type="float" office:value="784" table:content-validation-name="val3" table:style-name="ce147">
            <text:p>784</text:p>
          </table:table-cell>
          <table:table-cell office:value-type="float" office:value="734.55000000000007" table:content-validation-name="val3" table:style-name="ce154">
            <text:p>735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217">
            <text:p>0</text:p>
          </table:table-cell>
          <table:table-cell office:value-type="float" office:value="0" table:style-name="ce218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10" table:style-name="ce207">
            <text:p>10</text:p>
          </table:table-cell>
          <table:table-cell office:value-type="float" office:value="10" table:style-name="ce210">
            <text:p>10</text:p>
          </table:table-cell>
          <table:table-cell office:value-type="float" office:value="0" table:style-name="ce214">
            <text:p>0</text:p>
          </table:table-cell>
          <table:table-cell office:value-type="float" office:value="0" table:style-name="ce212">
            <text:p>0</text:p>
          </table:table-cell>
          <table:table-cell office:value-type="float" office:value="10" table:style-name="ce147">
            <text:p>10</text:p>
          </table:table-cell>
          <table:table-cell office:value-type="float" office:value="10" table:style-name="ce203">
            <text:p>10</text:p>
          </table:table-cell>
          <table:table-cell office:value-type="float" office:value="794" table:content-validation-name="val3" table:style-name="ce198">
            <text:p>794</text:p>
          </table:table-cell>
          <table:table-cell office:value-type="float" office:value="744.55000000000007" table:content-validation-name="val3" table:style-name="ce200">
            <text:p>745</text:p>
          </table:table-cell>
          <table:table-cell office:value-type="currency" office:value="1473867.47" table:content-validation-name="val1" table:style-name="ce9">
            <text:p>£1,473,867.47</text:p>
          </table:table-cell>
          <table:table-cell office:value-type="currency" office:value="4305.2700000000004" table:content-validation-name="val1" table:style-name="ce9">
            <text:p>£4,305.27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29140.57" table:content-validation-name="val1" table:style-name="ce9">
            <text:p>£29,140.57</text:p>
          </table:table-cell>
          <table:table-cell office:value-type="currency" office:value="274766.46999999997" table:content-validation-name="val1" table:style-name="ce9">
            <text:p>£274,766.47</text:p>
          </table:table-cell>
          <table:table-cell office:value-type="currency" office:value="105479.95" table:content-validation-name="val1" table:style-name="ce9">
            <text:p>£105,479.95</text:p>
          </table:table-cell>
          <table:table-cell office:value-type="currency" office:value="1887559.73" table:style-name="ce10">
            <text:p>£1,887,559.73</text:p>
          </table:table-cell>
          <table:table-cell office:value-type="currency" office:value="98353.95" table:content-validation-name="val1" table:style-name="ce11">
            <text:p>£98,353.95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98353.95" table:style-name="ce10">
            <text:p>£98,353.95</text:p>
          </table:table-cell>
          <table:table-cell office:value-type="currency" office:value="1985913.68" table:style-name="ce12">
            <text:p>£1,985,913.68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34" table:style-name="ce39">
            <text:p>34</text:p>
          </table:table-cell>
          <table:table-cell office:value-type="float" office:value="31.689999999999998" table:style-name="ce43">
            <text:p>32</text:p>
          </table:table-cell>
          <table:table-cell office:value-type="float" office:value="40" table:style-name="ce61">
            <text:p>40</text:p>
          </table:table-cell>
          <table:table-cell office:value-type="float" office:value="39.730000000000004" table:style-name="ce65">
            <text:p>40</text:p>
          </table:table-cell>
          <table:table-cell office:value-type="float" office:value="282" table:style-name="ce84">
            <text:p>282</text:p>
          </table:table-cell>
          <table:table-cell office:value-type="float" office:value="275" table:style-name="ce81">
            <text:p>275</text:p>
          </table:table-cell>
          <table:table-cell office:value-type="float" office:value="28" table:style-name="ce87">
            <text:p>28</text:p>
          </table:table-cell>
          <table:table-cell office:value-type="float" office:value="27.720000000000002" table:style-name="ce116">
            <text:p>28</text:p>
          </table:table-cell>
          <table:table-cell office:value-type="float" office:value="6" table:style-name="ce117">
            <text:p>6</text:p>
          </table:table-cell>
          <table:table-cell office:value-type="float" office:value="6" table:style-name="ce130">
            <text:p>6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390" table:content-validation-name="val3" table:style-name="ce147">
            <text:p>390</text:p>
          </table:table-cell>
          <table:table-cell office:value-type="float" office:value="380.14000000000004" table:content-validation-name="val3" table:style-name="ce162">
            <text:p>380</text:p>
          </table:table-cell>
          <table:table-cell office:value-type="float" office:value="13" table:style-name="ce237">
            <text:p>13</text:p>
          </table:table-cell>
          <table:table-cell office:value-type="float" office:value="13" table:style-name="ce239">
            <text:p>13</text:p>
          </table:table-cell>
          <table:table-cell office:value-type="float" office:value="0" table:style-name="ce240">
            <text:p>0</text:p>
          </table:table-cell>
          <table:table-cell office:value-type="float" office:value="0" table:style-name="ce226">
            <text:p>0</text:p>
          </table:table-cell>
          <table:table-cell office:value-type="float" office:value="4" table:style-name="ce231">
            <text:p>4</text:p>
          </table:table-cell>
          <table:table-cell office:value-type="float" office:value="3.4" table:style-name="ce230">
            <text:p>3</text:p>
          </table:table-cell>
          <table:table-cell table:style-name="ce235"/>
          <table:table-cell table:style-name="ce233"/>
          <table:table-cell office:value-type="float" office:value="17" table:style-name="ce147">
            <text:p>17</text:p>
          </table:table-cell>
          <table:table-cell office:value-type="float" office:value="16.399999999999999" table:style-name="ce204">
            <text:p>16</text:p>
          </table:table-cell>
          <table:table-cell office:value-type="float" office:value="407" table:content-validation-name="val3" table:style-name="ce198">
            <text:p>407</text:p>
          </table:table-cell>
          <table:table-cell office:value-type="float" office:value="396.54" table:content-validation-name="val3" table:style-name="ce201">
            <text:p>397</text:p>
          </table:table-cell>
          <table:table-cell office:value-type="currency" office:value="1017229.2" table:content-validation-name="val2" table:style-name="ce9">
            <text:p>£1,017,229.20</text:p>
          </table:table-cell>
          <table:table-cell office:value-type="currency" office:value="89102.04" table:content-validation-name="val2" table:style-name="ce9">
            <text:p>£89,102.04</text:p>
          </table:table-cell>
          <table:table-cell table:content-validation-name="val2" table:style-name="ce9"/>
          <table:table-cell office:value-type="currency" office:value="15024.300000000001" table:content-validation-name="val2" table:style-name="ce9">
            <text:p>£15,024.30</text:p>
          </table:table-cell>
          <table:table-cell office:value-type="currency" office:value="217752.48" table:content-validation-name="val2" table:style-name="ce9">
            <text:p>£217,752.48</text:p>
          </table:table-cell>
          <table:table-cell office:value-type="currency" office:value="101199.23000000001" table:content-validation-name="val2" table:style-name="ce9">
            <text:p>£101,199.23</text:p>
          </table:table-cell>
          <table:table-cell office:value-type="currency" office:value="1440307.25" table:style-name="ce10">
            <text:p>£1,440,307.25</text:p>
          </table:table-cell>
          <table:table-cell office:value-type="currency" office:value="50793.299999999996" table:content-validation-name="val2" table:style-name="ce11">
            <text:p>£50,793.30</text:p>
          </table:table-cell>
          <table:table-cell table:content-validation-name="val2" table:style-name="ce11"/>
          <table:table-cell office:value-type="currency" office:value="50793.299999999996" table:style-name="ce10">
            <text:p>£50,793.30</text:p>
          </table:table-cell>
          <table:table-cell office:value-type="currency" office:value="1491100.55" table:style-name="ce12">
            <text:p>£1,491,100.55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Policing Improvement Agency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" table:style-name="ce63">
            <text:p>4</text:p>
          </table:table-cell>
          <table:table-cell office:value-type="float" office:value="4" table:style-name="ce66">
            <text:p>4</text:p>
          </table:table-cell>
          <table:table-cell office:value-type="float" office:value="15" table:style-name="ce79">
            <text:p>15</text:p>
          </table:table-cell>
          <table:table-cell office:value-type="float" office:value="14.14" table:style-name="ce83">
            <text:p>14</text:p>
          </table:table-cell>
          <table:table-cell office:value-type="float" office:value="12" table:style-name="ce85">
            <text:p>12</text:p>
          </table:table-cell>
          <table:table-cell office:value-type="float" office:value="11.07" table:style-name="ce115">
            <text:p>11</text:p>
          </table:table-cell>
          <table:table-cell office:value-type="float" office:value="1" table:style-name="ce114">
            <text:p>1</text:p>
          </table:table-cell>
          <table:table-cell office:value-type="float" office:value="1" table:style-name="ce131">
            <text:p>1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32" table:content-validation-name="val3" table:style-name="ce147">
            <text:p>32</text:p>
          </table:table-cell>
          <table:table-cell office:value-type="float" office:value="30.21" table:content-validation-name="val3" table:style-name="ce161">
            <text:p>30</text:p>
          </table:table-cell>
          <table:table-cell table:style-name="ce236"/>
          <table:table-cell table:style-name="ce238"/>
          <table:table-cell table:style-name="ce241"/>
          <table:table-cell table:style-name="ce227"/>
          <table:table-cell table:style-name="ce228"/>
          <table:table-cell table:style-name="ce229"/>
          <table:table-cell table:style-name="ce234"/>
          <table:table-cell table:style-name="ce232"/>
          <table:table-cell office:value-type="float" office:value="0" table:style-name="ce147">
            <text:p>0</text:p>
          </table:table-cell>
          <table:table-cell office:value-type="float" office:value="0" table:style-name="ce221">
            <text:p>0</text:p>
          </table:table-cell>
          <table:table-cell office:value-type="float" office:value="32" table:content-validation-name="val3" table:style-name="ce198">
            <text:p>32</text:p>
          </table:table-cell>
          <table:table-cell office:value-type="float" office:value="30.21" table:content-validation-name="val3" table:style-name="ce220">
            <text:p>30</text:p>
          </table:table-cell>
          <table:table-cell office:value-type="currency" office:value="119247.27" table:content-validation-name="val2" table:style-name="ce9">
            <text:p>£119,247.27</text:p>
          </table:table-cell>
          <table:table-cell office:value-type="currency" office:value="21921.59" table:content-validation-name="val2" table:style-name="ce9">
            <text:p>£21,921.59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7217.68" table:content-validation-name="val2" table:style-name="ce9">
            <text:p>£27,217.68</text:p>
          </table:table-cell>
          <table:table-cell office:value-type="currency" office:value="13010.01" table:content-validation-name="val2" table:style-name="ce9">
            <text:p>£13,010.01</text:p>
          </table:table-cell>
          <table:table-cell office:value-type="currency" office:value="181396.55000000002" table:style-name="ce10">
            <text:p>£181,396.55</text:p>
          </table:table-cell>
          <table:table-cell office:value-type="currency" office:value="10861" table:content-validation-name="val2" table:style-name="ce11">
            <text:p>£10,861.00</text:p>
          </table:table-cell>
          <table:table-cell office:value-type="currency" office:value="2900" table:content-validation-name="val2" table:style-name="ce11">
            <text:p>£2,900.00</text:p>
          </table:table-cell>
          <table:table-cell office:value-type="currency" office:value="13761" table:style-name="ce10">
            <text:p>£13,761.00</text:p>
          </table:table-cell>
          <table:table-cell office:value-type="currency" office:value="195157.55000000002" table:style-name="ce12">
            <text:p>£195,157.55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13" table:style-name="ce30">
            <text:p>13</text:p>
          </table:table-cell>
          <table:table-cell office:value-type="float" office:value="11.5" table:style-name="ce46">
            <text:p>12</text:p>
          </table:table-cell>
          <table:table-cell office:value-type="float" office:value="8" table:style-name="ce50">
            <text:p>8</text:p>
          </table:table-cell>
          <table:table-cell office:value-type="float" office:value="8" table:style-name="ce69">
            <text:p>8</text:p>
          </table:table-cell>
          <table:table-cell office:value-type="float" office:value="37" table:style-name="ce72">
            <text:p>37</text:p>
          </table:table-cell>
          <table:table-cell office:value-type="float" office:value="36.5" table:style-name="ce89">
            <text:p>37</text:p>
          </table:table-cell>
          <table:table-cell office:value-type="float" office:value="2" table:style-name="ce92">
            <text:p>2</text:p>
          </table:table-cell>
          <table:table-cell office:value-type="float" office:value="1.8" table:style-name="ce110">
            <text:p>2</text:p>
          </table:table-cell>
          <table:table-cell office:value-type="float" office:value="1" table:style-name="ce113">
            <text:p>1</text:p>
          </table:table-cell>
          <table:table-cell office:value-type="float" office:value="0.6" table:style-name="ce125">
            <text:p>1</text:p>
          </table:table-cell>
          <table:table-cell table:style-name="ce128"/>
          <table:table-cell table:style-name="ce144"/>
          <table:table-cell office:value-type="float" office:value="61" table:content-validation-name="val3" table:style-name="ce147">
            <text:p>61</text:p>
          </table:table-cell>
          <table:table-cell office:value-type="float" office:value="58.4" table:content-validation-name="val3" table:style-name="ce149">
            <text:p>58</text:p>
          </table:table-cell>
          <table:table-cell table:style-name="ce169"/>
          <table:table-cell table:style-name="ce172"/>
          <table:table-cell table:style-name="ce243"/>
          <table:table-cell table:style-name="ce247"/>
          <table:table-cell table:style-name="ce255"/>
          <table:table-cell table:style-name="ce259"/>
          <table:table-cell table:style-name="ce248"/>
          <table:table-cell table:style-name="ce252"/>
          <table:table-cell office:value-type="float" office:value="0" table:style-name="ce147">
            <text:p>0</text:p>
          </table:table-cell>
          <table:table-cell office:value-type="float" office:value="0" table:style-name="ce223">
            <text:p>0</text:p>
          </table:table-cell>
          <table:table-cell office:value-type="float" office:value="61" table:content-validation-name="val3" table:style-name="ce198">
            <text:p>61</text:p>
          </table:table-cell>
          <table:table-cell office:value-type="float" office:value="58.4" table:content-validation-name="val3" table:style-name="ce222">
            <text:p>58</text:p>
          </table:table-cell>
          <table:table-cell office:value-type="currency" office:value="190961" table:content-validation-name="val2" table:style-name="ce9">
            <text:p>£190,961.00</text:p>
          </table:table-cell>
          <table:table-cell office:value-type="currency" office:value="620" table:content-validation-name="val2" table:style-name="ce9">
            <text:p>£620.00</text:p>
          </table:table-cell>
          <table:table-cell office:value-type="currency" office:value="2279" table:content-validation-name="val2" table:style-name="ce9">
            <text:p>£2,279.00</text:p>
          </table:table-cell>
          <table:table-cell table:content-validation-name="val2" table:style-name="ce9"/>
          <table:table-cell office:value-type="currency" office:value="28921" table:content-validation-name="val2" table:style-name="ce9">
            <text:p>£28,921.00</text:p>
          </table:table-cell>
          <table:table-cell office:value-type="currency" office:value="13262" table:content-validation-name="val2" table:style-name="ce9">
            <text:p>£13,262.00</text:p>
          </table:table-cell>
          <table:table-cell office:value-type="currency" office:value="236043" table:style-name="ce10">
            <text:p>£236,043.00</text:p>
          </table:table-cell>
          <table:table-cell table:content-validation-name="val2" table:style-name="ce11"/>
          <table:table-cell table:content-validation-name="val2" table:style-name="ce11"/>
          <table:table-cell office:value-type="currency" office:value="0" table:style-name="ce10">
            <text:p>£0.00</text:p>
          </table:table-cell>
          <table:table-cell office:value-type="currency" office:value="236043" table:style-name="ce12">
            <text:p>£236,043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30" table:style-name="ce31">
            <text:p>30</text:p>
          </table:table-cell>
          <table:table-cell office:value-type="float" office:value="29.35" table:style-name="ce45">
            <text:p>29</text:p>
          </table:table-cell>
          <table:table-cell office:value-type="float" office:value="17" table:style-name="ce48">
            <text:p>17</text:p>
          </table:table-cell>
          <table:table-cell office:value-type="float" office:value="17" table:style-name="ce68">
            <text:p>17</text:p>
          </table:table-cell>
          <table:table-cell office:value-type="float" office:value="94" table:style-name="ce70">
            <text:p>94</text:p>
          </table:table-cell>
          <table:table-cell office:value-type="float" office:value="94" table:style-name="ce88">
            <text:p>94</text:p>
          </table:table-cell>
          <table:table-cell office:value-type="float" office:value="10" table:style-name="ce91">
            <text:p>10</text:p>
          </table:table-cell>
          <table:table-cell office:value-type="float" office:value="10" table:style-name="ce109">
            <text:p>10</text:p>
          </table:table-cell>
          <table:table-cell office:value-type="float" office:value="4" table:style-name="ce111">
            <text:p>4</text:p>
          </table:table-cell>
          <table:table-cell office:value-type="float" office:value="4" table:style-name="ce124">
            <text:p>4</text:p>
          </table:table-cell>
          <table:table-cell office:value-type="float" office:value="5" table:style-name="ce127">
            <text:p>5</text:p>
          </table:table-cell>
          <table:table-cell office:value-type="float" office:value="5" table:style-name="ce145">
            <text:p>5</text:p>
          </table:table-cell>
          <table:table-cell office:value-type="float" office:value="160" table:content-validation-name="val3" table:style-name="ce147">
            <text:p>160</text:p>
          </table:table-cell>
          <table:table-cell office:value-type="float" office:value="159.35" table:content-validation-name="val3" table:style-name="ce146">
            <text:p>159</text:p>
          </table:table-cell>
          <table:table-cell office:value-type="float" office:value="10" table:style-name="ce171">
            <text:p>10</text:p>
          </table:table-cell>
          <table:table-cell office:value-type="float" office:value="10" table:style-name="ce173">
            <text:p>10</text:p>
          </table:table-cell>
          <table:table-cell office:value-type="float" office:value="18" table:style-name="ce242">
            <text:p>18</text:p>
          </table:table-cell>
          <table:table-cell office:value-type="float" office:value="18" table:style-name="ce246">
            <text:p>18</text:p>
          </table:table-cell>
          <table:table-cell table:style-name="ce256"/>
          <table:table-cell table:style-name="ce258"/>
          <table:table-cell table:style-name="ce249"/>
          <table:table-cell table:style-name="ce250"/>
          <table:table-cell office:value-type="float" office:value="28" table:style-name="ce147">
            <text:p>28</text:p>
          </table:table-cell>
          <table:table-cell office:value-type="float" office:value="28" table:style-name="ce225">
            <text:p>28</text:p>
          </table:table-cell>
          <table:table-cell office:value-type="float" office:value="188" table:content-validation-name="val3" table:style-name="ce198">
            <text:p>188</text:p>
          </table:table-cell>
          <table:table-cell office:value-type="float" office:value="187.35" table:content-validation-name="val3" table:style-name="ce224">
            <text:p>187</text:p>
          </table:table-cell>
          <table:table-cell office:value-type="currency" office:value="454796.69" table:content-validation-name="val1" table:style-name="ce9">
            <text:p>£454,796.69</text:p>
          </table:table-cell>
          <table:table-cell office:value-type="currency" office:value="38022.69" table:content-validation-name="val1" table:style-name="ce9">
            <text:p>£38,022.69</text:p>
          </table:table-cell>
          <table:table-cell office:value-type="currency" office:value="19500" table:content-validation-name="val1" table:style-name="ce9">
            <text:p>£19,500.00</text:p>
          </table:table-cell>
          <table:table-cell office:value-type="currency" office:value="3526.3" table:content-validation-name="val1" table:style-name="ce9">
            <text:p>£3,526.30</text:p>
          </table:table-cell>
          <table:table-cell office:value-type="currency" office:value="88322.25" table:content-validation-name="val1" table:style-name="ce9">
            <text:p>£88,322.25</text:p>
          </table:table-cell>
          <table:table-cell office:value-type="currency" office:value="42427.55" table:content-validation-name="val1" table:style-name="ce9">
            <text:p>£42,427.55</text:p>
          </table:table-cell>
          <table:table-cell office:value-type="currency" office:value="646595.48" table:style-name="ce10">
            <text:p>£646,595.48</text:p>
          </table:table-cell>
          <table:table-cell office:value-type="currency" office:value="236798.19" table:content-validation-name="val1" table:style-name="ce11">
            <text:p>£236,798.19</text:p>
          </table:table-cell>
          <table:table-cell table:content-validation-name="val2" table:style-name="ce11"/>
          <table:table-cell office:value-type="currency" office:value="236798.19" table:style-name="ce10">
            <text:p>£236,798.19</text:p>
          </table:table-cell>
          <table:table-cell office:value-type="currency" office:value="883393.66999999993" table:style-name="ce12">
            <text:p>£883,393.67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rious Organised Crime Agenc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313" table:style-name="ce32">
            <text:p>313</text:p>
          </table:table-cell>
          <table:table-cell office:value-type="float" office:value="294.8" table:style-name="ce47">
            <text:p>295</text:p>
          </table:table-cell>
          <table:table-cell office:value-type="float" office:value="1526" table:style-name="ce49">
            <text:p>1,526</text:p>
          </table:table-cell>
          <table:table-cell office:value-type="float" office:value="1487.9" table:style-name="ce67">
            <text:p>1,488</text:p>
          </table:table-cell>
          <table:table-cell office:value-type="float" office:value="1697" table:style-name="ce71">
            <text:p>1,697</text:p>
          </table:table-cell>
          <table:table-cell office:value-type="float" office:value="1663.2" table:style-name="ce90">
            <text:p>1,663</text:p>
          </table:table-cell>
          <table:table-cell office:value-type="float" office:value="282" table:style-name="ce93">
            <text:p>282</text:p>
          </table:table-cell>
          <table:table-cell office:value-type="float" office:value="279.39999999999998" table:style-name="ce108">
            <text:p>279</text:p>
          </table:table-cell>
          <table:table-cell office:value-type="float" office:value="29" table:style-name="ce112">
            <text:p>29</text:p>
          </table:table-cell>
          <table:table-cell office:value-type="float" office:value="28.6" table:style-name="ce126">
            <text:p>29</text:p>
          </table:table-cell>
          <table:table-cell office:value-type="float" office:value="7" table:style-name="ce129">
            <text:p>7</text:p>
          </table:table-cell>
          <table:table-cell office:value-type="float" office:value="3.6" table:style-name="ce148">
            <text:p>4</text:p>
          </table:table-cell>
          <table:table-cell office:value-type="float" office:value="3854" table:content-validation-name="val3" table:style-name="ce14">
            <text:p>3,854</text:p>
          </table:table-cell>
          <table:table-cell office:value-type="float" office:value="3757.5" table:content-validation-name="val3" table:style-name="ce14">
            <text:p>3,758</text:p>
          </table:table-cell>
          <table:table-cell office:value-type="float" office:value="20" table:style-name="ce170">
            <text:p>20</text:p>
          </table:table-cell>
          <table:table-cell office:value-type="float" office:value="20" table:style-name="ce174">
            <text:p>20</text:p>
          </table:table-cell>
          <table:table-cell office:value-type="float" office:value="76" table:style-name="ce244">
            <text:p>76</text:p>
          </table:table-cell>
          <table:table-cell office:value-type="float" office:value="75" table:style-name="ce245">
            <text:p>75</text:p>
          </table:table-cell>
          <table:table-cell office:value-type="float" office:value="9" table:style-name="ce254">
            <text:p>9</text:p>
          </table:table-cell>
          <table:table-cell office:value-type="float" office:value="9" table:style-name="ce257">
            <text:p>9</text:p>
          </table:table-cell>
          <table:table-cell table:style-name="ce253"/>
          <table:table-cell table:style-name="ce251"/>
          <table:table-cell office:value-type="float" office:value="105" table:style-name="ce14">
            <text:p>105</text:p>
          </table:table-cell>
          <table:table-cell office:value-type="float" office:value="104" table:style-name="ce14">
            <text:p>104</text:p>
          </table:table-cell>
          <table:table-cell office:value-type="float" office:value="3959" table:content-validation-name="val3" table:style-name="ce15">
            <text:p>3,959</text:p>
          </table:table-cell>
          <table:table-cell office:value-type="float" office:value="3861.5" table:content-validation-name="val3" table:style-name="ce15">
            <text:p>3,862</text:p>
          </table:table-cell>
          <table:table-cell office:value-type="currency" office:value="11138737" table:content-validation-name="val2" table:style-name="ce9">
            <text:p>£11,138,737.00</text:p>
          </table:table-cell>
          <table:table-cell office:value-type="currency" office:value="975424" table:content-validation-name="val2" table:style-name="ce9">
            <text:p>£975,424.00</text:p>
          </table:table-cell>
          <table:table-cell office:value-type="currency" office:value="17482" table:content-validation-name="val2" table:style-name="ce9">
            <text:p>£17,482.00</text:p>
          </table:table-cell>
          <table:table-cell office:value-type="currency" office:value="1021816" table:content-validation-name="val2" table:style-name="ce9">
            <text:p>£1,021,816.00</text:p>
          </table:table-cell>
          <table:table-cell office:value-type="currency" office:value="2346026" table:content-validation-name="val2" table:style-name="ce9">
            <text:p>£2,346,026.00</text:p>
          </table:table-cell>
          <table:table-cell office:value-type="currency" office:value="1124278" table:content-validation-name="val2" table:style-name="ce9">
            <text:p>£1,124,278.00</text:p>
          </table:table-cell>
          <table:table-cell office:value-type="currency" office:value="16623763" table:style-name="ce10">
            <text:p>£16,623,763.00</text:p>
          </table:table-cell>
          <table:table-cell office:value-type="currency" office:value="619123" table:content-validation-name="val2" table:style-name="ce11">
            <text:p>£619,123.00</text:p>
          </table:table-cell>
          <table:table-cell table:content-validation-name="val2" table:style-name="ce11"/>
          <table:table-cell office:value-type="currency" office:value="619123" table:style-name="ce10">
            <text:p>£619,123.00</text:p>
          </table:table-cell>
          <table:table-cell office:value-type="currency" office:value="17242886" table:style-name="ce12">
            <text:p>£17,242,886.00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Tony Millet</dc:creator>
    <meta:creation-date>2012-07-18T14:50:11Z</meta:creation-date>
    <dc:date>2013-04-02T10:19:12Z</dc:date>
  </office:meta>
</office:document-meta>
</file>